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377c7e7" officeooo:paragraph-rsid="0377c7e7" style:font-weight-asian="bold" style:font-weight-complex="bold"/>
    </style:style>
    <style:style style:name="P3" style:family="paragraph" style:parent-style-name="Text_20_body">
      <style:text-properties officeooo:paragraph-rsid="02f75316"/>
    </style:style>
    <style:style style:name="P4" style:family="paragraph" style:parent-style-name="Text_20_body">
      <style:text-properties officeooo:paragraph-rsid="0363d9f8"/>
    </style:style>
    <style:style style:name="P5" style:family="paragraph" style:parent-style-name="Text_20_body">
      <style:text-properties officeooo:rsid="03738ef3" officeooo:paragraph-rsid="03738ef3"/>
    </style:style>
    <style:style style:name="P6" style:family="paragraph" style:parent-style-name="Text_20_body">
      <style:text-properties officeooo:paragraph-rsid="03766a4b"/>
    </style:style>
    <style:style style:name="P7" style:family="paragraph" style:parent-style-name="Text_20_body">
      <style:text-properties officeooo:paragraph-rsid="03746b18"/>
    </style:style>
    <style:style style:name="P8" style:family="paragraph" style:parent-style-name="Text_20_body">
      <style:text-properties fo:font-weight="bold" officeooo:rsid="037a1cac" officeooo:paragraph-rsid="037a1cac" style:font-weight-asian="bold" style:font-weight-complex="bold"/>
    </style:style>
    <style:style style:name="P9" style:family="paragraph" style:parent-style-name="Text_20_body">
      <style:text-properties fo:font-weight="bold" officeooo:rsid="037bbcdd" officeooo:paragraph-rsid="037bbcd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363d9f8" style:font-weight-asian="bold" style:font-weight-complex="bold"/>
    </style:style>
    <style:style style:name="T4" style:family="text">
      <style:text-properties fo:font-weight="bold" officeooo:rsid="035c0d30" style:font-weight-asian="bold" style:font-weight-complex="bold"/>
    </style:style>
    <style:style style:name="T5" style:family="text">
      <style:text-properties fo:font-weight="bold" officeooo:rsid="0371d74e" style:font-weight-asian="bold" style:font-weight-complex="bold"/>
    </style:style>
    <style:style style:name="T6" style:family="text">
      <style:text-properties fo:font-weight="bold" officeooo:rsid="03738ef3" style:font-weight-asian="bold" style:font-weight-complex="bold"/>
    </style:style>
    <style:style style:name="T7" style:family="text">
      <style:text-properties fo:font-weight="bold" officeooo:rsid="037a1cac" style:font-weight-asian="bold" style:font-weight-complex="bold"/>
    </style:style>
    <style:style style:name="T8" style:family="text">
      <style:text-properties fo:font-weight="bold" officeooo:rsid="037bbcdd" style:font-weight-asian="bold" style:font-weight-complex="bold"/>
    </style:style>
    <style:style style:name="T9" style:family="text">
      <style:text-properties fo:font-weight="bold" officeooo:rsid="037c28a2"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363d9f8" style:font-weight-asian="normal" style:font-weight-complex="normal"/>
    </style:style>
    <style:style style:name="T12" style:family="text">
      <style:text-properties fo:font-weight="normal" officeooo:rsid="03738ef3" style:font-weight-asian="normal" style:font-weight-complex="normal"/>
    </style:style>
    <style:style style:name="T13" style:family="text">
      <style:text-properties fo:font-weight="normal" officeooo:rsid="037a1cac" style:font-weight-asian="normal" style:font-weight-complex="normal"/>
    </style:style>
    <style:style style:name="T14" style:family="text">
      <style:text-properties fo:font-weight="normal" officeooo:rsid="037a9ed0" style:font-weight-asian="normal" style:font-weight-complex="normal"/>
    </style:style>
    <style:style style:name="T15" style:family="text">
      <style:text-properties fo:font-weight="normal" officeooo:rsid="037ba0da" style:font-weight-asian="normal" style:font-weight-complex="normal"/>
    </style:style>
    <style:style style:name="T16" style:family="text">
      <style:text-properties fo:font-weight="normal" officeooo:rsid="037c28a2" style:font-weight-asian="normal" style:font-weight-complex="normal"/>
    </style:style>
    <style:style style:name="T17" style:family="text">
      <style:text-properties fo:font-weight="normal" officeooo:rsid="037ccd07" style:font-weight-asian="normal" style:font-weight-complex="normal"/>
    </style:style>
    <style:style style:name="T18" style:family="text">
      <style:text-properties fo:font-weight="normal" officeooo:rsid="037e3087" style:font-weight-asian="normal" style:font-weight-complex="normal"/>
    </style:style>
    <style:style style:name="T19" style:family="text">
      <style:text-properties fo:font-weight="normal" officeooo:rsid="037f4522" style:font-weight-asian="normal" style:font-weight-complex="normal"/>
    </style:style>
    <style:style style:name="T20" style:family="text">
      <style:text-properties fo:font-weight="normal" officeooo:rsid="03805ff4" style:font-weight-asian="normal" style:font-weight-complex="normal"/>
    </style:style>
    <style:style style:name="T21" style:family="text">
      <style:text-properties fo:font-weight="normal" officeooo:rsid="0381a633" style:font-weight-asian="normal" style:font-weight-complex="normal"/>
    </style:style>
    <style:style style:name="T22" style:family="text">
      <style:text-properties fo:font-weight="normal" officeooo:rsid="0382380e" style:font-weight-asian="normal" style:font-weight-complex="normal"/>
    </style:style>
    <style:style style:name="T23" style:family="text">
      <style:text-properties officeooo:rsid="00e51007"/>
    </style:style>
    <style:style style:name="T24" style:family="text">
      <style:text-properties officeooo:rsid="037a1cac"/>
    </style:style>
    <style:style style:name="T25" style:family="text">
      <style:text-properties officeooo:rsid="03746b18"/>
    </style:style>
    <style:style style:name="T26" style:family="text">
      <style:text-properties officeooo:rsid="037bbcd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24">08 January 2020</text:span></text:p>
      <text:p text:style-name="P3"><text:span text:style-name="T2">[0]</text:span><text:span text:style-name="T23"> </text:span><text:span text:style-name="T13">2020, what a flaming mess. Hello planet, this is IT Stuff, we’re here to defile another decade with unreliable opinions about technology and stuff. There’s two more sentient bags of mostly water in here, one of them identifies as Kriss and the other one Shi. Dunno how they got in here</text:span><text:span text:style-name="T15">,</text:span><text:span text:style-name="T13"> might as well go with it yeah? <text:s/></text:span><text:span text:style-name="T16">Lets kick off with Youtube news</text:span></text:p>
      <text:p text:style-name="P7"><text:span text:style-name="T4">[</text:span><text:span text:style-name="T7">2</text:span><text:span text:style-name="T5">]</text:span><text:span text:style-name="T9"> [YOUPOOP] </text:span><text:span text:style-name="T16">Two things to make you vomit, first we have Pewdiepie</text:span><text:span text:style-name="T18"> who is taking a break because he is very tired, and not because of people telling him he’s racist and antisemitic</text:span><text:span text:style-name="T16">. And second we have Ryan out of Ryan’s Toy Reviews. </text:span><text:span text:style-name="T18">He’s 8 now and pulling down £17m a year and he’s renamed his channel Ryan’s World. </text:span></text:p>
      <text:p text:style-name="P8"><text:span text:style-name="T25">[6</text:span>]<text:span text:style-name="T16"> </text:span><text:span text:style-name="T20">There’s a new king in</text:span><text:span text:style-name="T16"> the world of Fail</text:span><text:span text:style-name="T20"> and that’s the Great British Post Office, this is a story </text:span><text:span text:style-name="T21">thats 20 years in the making. An accounting system called Horizon kept losing money and more than 550 post office workers got done for fraud and even jailed. Well surprise it was bugs all along. It’s ended up with paying a £58M out of court settlement. Emergency backup derp: </text:span><text:span text:style-name="T22">Sonos</text:span></text:p>
      <text:p text:style-name="P9">[10] <text:span text:style-name="T18">Some quicky quickies, you remember the</text:span><text:span text:style-name="T19"> cryptocoin</text:span><text:span text:style-name="T18"> </text:span><text:span text:style-name="T19">guy who died suddenly having embezzled 190 million, they are digging him up</text:span><text:span text:style-name="T18">. And security news, there’s Travelex (word on the street is they failed to patch their Pulse Secure VPN since last April), and allegedly Vladimir Putin is still stuck on Windows XP, because reasons. </text:span></text:p>
      <text:p text:style-name="P8">[1<text:span text:style-name="T26">3</text:span>] <text:span text:style-name="T10">You’re ha</text:span><text:span text:style-name="T14">lf</text:span><text:span text:style-name="T10"> done with </text:span><text:span text:style-name="T14">IT Stuff on BCB Radio 106.6fm, and when I say half done, I don’t mean software development half done. Cos that’s like you started in dog years and then the second half is like a giant tortoise. Quarter of an hour and we’re out of here mate. Gotta get on! World of Stuff!</text:span></text:p>
      <text:p text:style-name="P5"><text:span text:style-name="T4">[</text:span><text:span text:style-name="T1">1</text:span><text:span text:style-name="T8">4</text:span><text:span text:style-name="T1">] [WORLDOFSTUFF]</text:span><text:span text:style-name="T10"> </text:span><text:span text:style-name="T17">It’s time for Pine Time! </text:span><text:a xlink:type="simple" xlink:href="https://www.pine64.org/pinetime/" text:style-name="Internet_20_link" text:visited-style-name="Visited_20_Internet_20_Link"><text:span text:style-name="T18">Smartwatch based on Pine64</text:span></text:a></text:p>
      <text:p text:style-name="P6"><text:span text:style-name="T4">[</text:span><text:span text:style-name="T6">1</text:span><text:span text:style-name="T7">8</text:span><text:span text:style-name="T6">] [SINGULARITY]</text:span><text:span text:style-name="T12"> </text:span><text:span text:style-name="T16">Three exciting developments, see if you can spot which one of the three will make the world better, you can play along at home! First Amazon has patented payments with punters palmprints. Second, the UK’s first Driverless Bus has rocked up </text:span><text:span text:style-name="T17">working between Fife and Edinburgh</text:span><text:span text:style-name="T16">. And third, </text:span><text:span text:style-name="T17">Google Health has trained an image recognition system until it’s better than people at spotting breast cancer on mammograms. </text:span></text:p>
      <text:p text:style-name="P4"><text:span text:style-name="T3">[2</text:span><text:span text:style-name="T8">2</text:span><text:span text:style-name="T3">]</text:span><text:span text:style-name="T11"> Go Home Elon You're Drunk </text:span><text:span text:style-name="T3">[HARAMBE]</text:span><text:span text:style-name="T11"> </text:span><text:span text:style-name="T17">first, his vast fleet of new Interweb satellites continues to upset astronomers, including Tom Sparrow of Bradford Uni, who watched them ruin the night sky over the peak district. And Elon turned up at his Tesla factory in Shanghai and did a </text:span><text:span text:style-name="T20">weird </text:span><text:span text:style-name="T17">dance on stage</text:span><text:span text:style-name="T20"> during which, well, clothing was removed! Here it is!</text:span></text:p>
      <text:p text:style-name="P2">[2<text:span text:style-name="T24">5</text:span>] <text:span text:style-name="T16">This is long term IT Stuff favourites Spray with ‘You Had Me At Easily Pleased’<text:line-break/></text:span><text:a xlink:type="simple" xlink:href="https://www.youtube.com/watch?v=lxnTxSnaEGI" text:style-name="Internet_20_link" text:visited-style-name="Visited_20_Internet_20_Link"><text:span text:style-name="T16">https://www.youtube.com/watch?v=lxnTxSnaEG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20-01-08T13:43:21.563317828</dc:date>
    <meta:editing-duration>PT20H32M30S</meta:editing-duration>
    <meta:editing-cycles>169</meta:editing-cycles>
    <meta:generator>LibreOffice/6.2.4.2.0$Linux_X86_64 LibreOffice_project/20$Build-2</meta:generator>
    <meta:document-statistic meta:table-count="0" meta:image-count="0" meta:object-count="0" meta:page-count="1" meta:paragraph-count="10" meta:word-count="473" meta:character-count="2706" meta:non-whitespace-character-count="2239"/>
  </office:meta>
</office:document-meta>
</file>